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Verdana, Helvetica, sans-serif"/>
    <style:font-face style:name="Arial1" svg:font-family="Arial, sans-serif"/>
    <style:font-face style:name="Monaco" svg:font-family="Monaco, 'Courier New', Courier"/>
    <style:font-face style:name="OpenSymbol" svg:font-family="OpenSymbol"/>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line-height="150%" fo:text-indent="0.2398in" style:auto-text-indent="false"/>
      <style:text-properties fo:font-style="normal"/>
    </style:style>
    <style:style style:name="P4"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8"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9"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10"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11"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12"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13"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14"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15"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16"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17" style:family="paragraph" style:parent-style-name="Standard">
      <style:paragraph-properties fo:line-height="150%"/>
      <style:text-properties fo:font-size="12pt" fo:font-style="normal" fo:font-weight="normal" fo:background-color="#ff6309"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9"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0"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1"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2"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3"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4"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5"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28" style:family="paragraph" style:parent-style-name="Standard">
      <style:paragraph-properties fo:line-height="150%"/>
      <style:text-properties fo:font-size="12pt" fo:background-color="transparent" style:font-size-asian="10.5pt" style:font-size-complex="12pt"/>
    </style:style>
    <style:style style:name="P29" style:family="paragraph" style:parent-style-name="Standard" style:list-style-name="L20">
      <style:paragraph-properties fo:line-height="150%"/>
      <style:text-properties fo:font-size="12pt" fo:background-color="transparent" style:font-size-asian="10.5pt" style:font-size-complex="12pt"/>
    </style:style>
    <style:style style:name="P30" style:family="paragraph" style:parent-style-name="Standard" style:list-style-name="L3">
      <style:paragraph-properties fo:line-height="150%"/>
      <style:text-properties fo:font-weight="bold" fo:background-color="transparent" style:font-weight-asian="bold" style:font-weight-complex="bold"/>
    </style:style>
    <style:style style:name="P31" style:family="paragraph" style:parent-style-name="Standard" style:list-style-name="L19">
      <style:paragraph-properties fo:line-height="150%"/>
      <style:text-properties fo:font-style="italic" fo:background-color="transparent" style:font-style-asian="italic" style:font-style-complex="italic"/>
    </style:style>
    <style:style style:name="P32"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33"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34"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35"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36"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37" style:family="paragraph" style:parent-style-name="Standard">
      <style:paragraph-properties fo:line-height="150%"/>
      <style:text-properties fo:font-size="16pt" fo:background-color="transparent" style:font-size-asian="14pt" style:font-size-complex="16pt"/>
    </style:style>
    <style:style style:name="P38" style:family="paragraph" style:parent-style-name="Standard">
      <style:paragraph-properties fo:line-height="150%"/>
      <style:text-properties fo:background-color="transparent"/>
    </style:style>
    <style:style style:name="P39" style:family="paragraph" style:parent-style-name="Standard" style:list-style-name="L3">
      <style:paragraph-properties fo:line-height="150%"/>
      <style:text-properties fo:background-color="transparent"/>
    </style:style>
    <style:style style:name="P40" style:family="paragraph" style:parent-style-name="Standard" style:list-style-name="L10">
      <style:paragraph-properties fo:line-height="150%"/>
      <style:text-properties fo:background-color="transparent"/>
    </style:style>
    <style:style style:name="P41" style:family="paragraph" style:parent-style-name="Standard" style:list-style-name="L17">
      <style:paragraph-properties fo:line-height="150%"/>
      <style:text-properties fo:background-color="transparent"/>
    </style:style>
    <style:style style:name="P42" style:family="paragraph" style:parent-style-name="Standard" style:list-style-name="L18">
      <style:paragraph-properties fo:line-height="150%"/>
      <style:text-properties fo:background-color="transparent"/>
    </style:style>
    <style:style style:name="P43" style:family="paragraph" style:parent-style-name="Standard" style:list-style-name="L19">
      <style:paragraph-properties fo:line-height="150%"/>
      <style:text-properties fo:background-color="transparent"/>
    </style:style>
    <style:style style:name="P44" style:family="paragraph" style:parent-style-name="Standard" style:list-style-name="L22">
      <style:paragraph-properties fo:line-height="150%"/>
      <style:text-properties fo:background-color="transparent"/>
    </style:style>
    <style:style style:name="P45" style:family="paragraph" style:parent-style-name="Standard" style:list-style-name="L21">
      <style:paragraph-properties fo:line-height="150%"/>
      <style:text-properties fo:background-color="transparent"/>
    </style:style>
    <style:style style:name="P46"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47"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48"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49"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50"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51"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52"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indent="0in" style:auto-text-indent="false"/>
      <style:text-properties fo:font-style="normal" fo:background-color="transparent"/>
    </style:style>
    <style:style style:name="P55"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56"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62"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63"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64"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65"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P66"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7"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68"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font-size-asian="10.5pt" style:font-style-asian="normal" style:font-size-complex="12pt" style:font-style-complex="normal"/>
    </style:style>
    <style:style style:name="T3" style:family="text">
      <style:text-properties fo:font-size="12pt" fo:font-weight="normal" style:font-size-asian="10.5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fo:background-color="#ff3366" style:font-size-asian="12pt" style:font-weight-asian="normal" style:font-size-complex="12pt" style:font-weight-complex="normal"/>
    </style:style>
    <style:style style:name="T6" style:family="text">
      <style:text-properties fo:font-size="12pt" fo:font-weight="normal" fo:background-color="transparent"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0.5pt" style:font-size-complex="12pt"/>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style>
    <style:style style:name="T14" style:family="text">
      <style:text-properties fo:font-style="italic" style:font-style-asian="italic" style:font-style-complex="italic"/>
    </style:style>
    <style:style style:name="T15" style:family="text">
      <style:text-properties fo:font-variant="normal" fo:text-transform="none" fo:color="#000000" style:text-line-through-style="none" style:font-name="Times New Roman" fo:letter-spacing="normal" fo:font-style="italic" style:text-underline-style="none" style:text-blinking="false" fo:background-color="transparent" style:font-style-asian="italic" style:font-style-complex="italic"/>
    </style:style>
    <style:style style:name="T16"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8"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style:text-line-through-style="none" fo:letter-spacing="normal" style:text-underline-style="none" style:text-blinking="false"/>
    </style:style>
    <style:style style:name="T22"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23"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4" style:family="text">
      <style:text-properties fo:font-variant="normal" fo:text-transform="none" style:font-name="Times New Roman" fo:letter-spacing="normal" style:font-size-asian="12pt" style:font-weight-asian="normal" style:font-size-complex="12pt" style:font-weight-complex="normal"/>
    </style:style>
    <style:style style:name="T25"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26"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27" style:family="text">
      <style:text-properties fo:font-weight="normal" style:font-weight-asian="normal" style:font-weight-complex="normal"/>
    </style:style>
    <style:style style:name="T28" style:family="text">
      <style:text-properties style:font-size-asian="10.5pt" style:font-style-asian="normal" style:font-weight-asian="normal" style:font-size-complex="12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fo:background-color="#00ff00" style:font-weight-asian="bold" style:font-weight-complex="bold"/>
    </style:style>
    <style:style style:name="T31" style:family="text">
      <style:text-properties fo:background-color="#00ff00"/>
    </style:style>
    <style:style style:name="T32" style:family="text">
      <style:text-properties fo:background-color="#ffff00"/>
    </style:style>
    <style:style style:name="T33" style:family="text">
      <style:text-properties style:use-window-font-color="true" fo:font-weight="bold" fo:background-color="#00ff00" style:font-weight-asian="bold" style:font-weight-complex="bold"/>
    </style:style>
    <style:style style:name="T34" style:family="text">
      <style:text-properties style:use-window-font-color="true" fo:font-weight="bold" style:font-weight-asian="bold" style:font-weight-complex="bold"/>
    </style:style>
    <style:style style:name="T35" style:family="text">
      <style:text-properties fo:color="#000000" fo:font-size="12pt" fo:font-weight="normal" fo:background-color="transparent" style:font-size-asian="12pt" style:font-weight-asian="normal" style:font-size-complex="12pt" style:font-weight-complex="normal"/>
    </style:style>
    <style:style style:name="T36" style:family="text">
      <style:text-properties fo:color="#000000" fo:font-size="12pt" fo:font-weight="normal" style:font-size-asian="12pt" style:font-weight-asian="normal" style:font-size-complex="12pt" style:font-weight-complex="normal"/>
    </style:style>
    <style:style style:name="T37"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stęp</text:p>
      <text:p text:style-name="P10"><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10"><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10"><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772631053" text:style-name="L1">
        <text:list-item>
          <text:p text:style-name="P11">Infrastruktura jako usługa – dostawca zapewnia zaplecze techniczne, sprzęt, oprogramowanie, serwis. Klient ma większą swobodę w wyborze zasobów i oprogramowania.</text:p>
        </text:list-item>
        <text:list-item>
          <text:p text:style-name="P11">Platforma jako usługa – dostawca zapewnia odpowiednie narzędzia, interfejs jakim klient będzie zarządzał swoimi danymi np. w bazie danych.</text:p>
        </text:list-item>
        <text:list-item>
          <text:p text:style-name="P11">Oprogramowanie jako usługa – dostawca zapewnia konkretne funkcjonalności i gotowe aplikacje oraz jest odpowiedzialny za aktualizację i naprawe błędów.</text:p>
        </text:list-item>
      </text:list>
      <text:p text:style-name="P38"><text:span text:style-name="T4">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4">aspekcie. Zabezpieczyć należy się nie tylko od strony oprogramowania, ale także sprzętu. Pod uwagę musimy wziąć wszelkie katastrofy, które mogą doprowadzić do zniszczenia sprzętu.</text:span></text:p>
      <text:p text:style-name="P10">Do awarii może też doprowadzić czynnik ludzki : pomyłki ludzi, nieuczciwy personel, nieodpowiedzialny personel podatny na ataki socjotechniczne. Istnieje wiele niebezpieczeństw, które nieprzewidziane mogą doprowadzić do awarii.</text:p>
      <text:p text:style-name="P10"><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806209921" text:style-name="L2">
        <text:list-item>
          <text:p text:style-name="P12">EJB 3.1 (Enterprise Java Beans)</text:p>
        </text:list-item>
        <text:list-item>
          <text:p text:style-name="P12">JPA 2.0 (Java Persistence API)</text:p>
        </text:list-item>
        <text:list-item>
          <text:p text:style-name="P12">Hibernate 4.0.1</text:p>
        </text:list-item>
        <text:list-item>
          <text:p text:style-name="P12">CDI 1.0 (Context and Dependency Injection)</text:p>
        </text:list-item>
        <text:list-item>
          <text:p text:style-name="P12">Seam Framework 3.1.0</text:p>
        </text:list-item>
        <text:list-item>
          <text:p text:style-name="P12">JSF 2.1 (JavaServer Faces)</text:p>
        </text:list-item>
        <text:list-item>
          <text:p text:style-name="P12">Richfaces 4.3.0</text:p>
        </text:list-item>
        <text:list-item>
          <text:p text:style-name="P12">PostgreSQL 9.1.0</text:p>
        </text:list-item>
        <text:list-item>
          <text:p text:style-name="P12">Maven</text:p>
        </text:list-item>
      </text:list>
      <text:p text:style-name="P38"><text:span text:style-name="T4">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4">[apache2 + mod_cluster opis jesli uda sie zrobic]</text:span></text:p>
      <text:p text:style-name="P10">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10">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10"/>
      <text:p text:style-name="P10"/>
      <text:p text:style-name="P10"/>
      <text:p text:style-name="P46"><text:soft-page-break/>Teoria</text:p>
      <text:p text:style-name="P35">Aspekty bezpieczeństwa</text:p>
      <text:p text:style-name="P10"><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10"><text:tab/>Możemy wyróżnić następujące aspekty bezpieczeństwa :</text:p>
      <text:list xml:id="list405343757" text:style-name="L3">
        <text:list-item>
          <text:p text:style-name="P39"><text:span text:style-name="T8">poufność</text:span><text:span text:style-name="T4">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39"><text:span text:style-name="T8">integralność</text:span><text:span text:style-name="T4">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39"><text:span text:style-name="T8">dostępność</text:span><text:span text:style-name="T4">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30"><text:span text:style-name="T7">spójność</text:span><text:span text:style-name="T4"> – odnosi się w szczególności do baz danych. SZBD musi dbać, aby nie zaistaniały jakiekolwiek nieścisłości. Odnosi się to do zarządzania transakcjami i odtwarzeniem danych po wystąpieniu awarii.</text:span></text:p>
        </text:list-item>
      </text:list>
      <text:p text:style-name="P10">Wszystkie apekty powinny być spełnione w przypadku przechowywania, przetwarzania i przesyłania danych.</text:p>
      <text:p text:style-name="P10">Wiecej informacji można znaleźć w [4].</text:p>
      <text:p text:style-name="P10"/>
      <text:p text:style-name="P35">Zagrożenia</text:p>
      <text:p text:style-name="P10">W sieci na zwykłego użytkownika czeka wiele zagrożeń. Jakie są to zagrożenia? Z jakich stron można spodziewać się niebezpieczeństwa? </text:p>
      <text:p text:style-name="P10">Najwiekszym zagrożeniem jest człowiek. Nasze dane muszą być chronione przed niepowołanym odczytem, modyfikacją i usunięciem wewnątrz aplikacji webowej, jak i w momencie przesyłania <text:soft-page-break/>danych przez sieć.</text:p>
      <text:p text:style-name="P10"><text:tab/>Zagrożenia ludzkie od strony:</text:p>
      <text:list xml:id="list1947454384" text:style-name="L4">
        <text:list-item>
          <text:p text:style-name="P13">użytkownika – </text:p>
          <text:list>
            <text:list-item>
              <text:p text:style-name="P13">nieodpowiedzialne zarządzanie swoimi danymi, </text:p>
            </text:list-item>
            <text:list-item>
              <text:p text:style-name="P13">odchodzenie od komputera do „ważniejszych spraw” na chwile bez wylogowania,</text:p>
            </text:list-item>
            <text:list-item>
              <text:p text:style-name="P13">korzystanie z wątpliwej treści zasobów internetowych mogących zainfekować komputer,</text:p>
            </text:list-item>
            <text:list-item>
              <text:p text:style-name="P13">przypadkowe usunięcie danych lub pliku, </text:p>
            </text:list-item>
            <text:list-item>
              <text:p text:style-name="P13">używanie zbyt prostych haseł, </text:p>
            </text:list-item>
            <text:list-item>
              <text:p text:style-name="P13">ujawnienie osobom trzecim swojego hasła,</text:p>
            </text:list-item>
            <text:list-item>
              <text:p text:style-name="P13">korzystanie z jednego hasła do wielu kont,</text:p>
            </text:list-item>
          </text:list>
        </text:list-item>
        <text:list-item>
          <text:p text:style-name="P13">atakującego</text:p>
          <text:list>
            <text:list-item>
              <text:p text:style-name="P13">włamanie do systemu</text:p>
            </text:list-item>
            <text:list-item>
              <text:p text:style-name="P13">kradzież danych</text:p>
            </text:list-item>
            <text:list-item>
              <text:p text:style-name="P13">usuniecie danych</text:p>
            </text:list-item>
          </text:list>
        </text:list-item>
        <text:list-item>
          <text:p text:style-name="P13">administratora</text:p>
          <text:list>
            <text:list-item>
              <text:p text:style-name="P13">brak odpowiednich zabezpieczeń dla serwera</text:p>
            </text:list-item>
            <text:list-item>
              <text:p text:style-name="P13">brak mechanizmów ostrzegania przed próbami włamania</text:p>
            </text:list-item>
          </text:list>
        </text:list-item>
        <text:list-item>
          <text:p text:style-name="P13">programistów</text:p>
          <text:list>
            <text:list-item>
              <text:p text:style-name="P13">błędy logiczne w aplikacji</text:p>
            </text:list-item>
            <text:list-item>
              <text:p text:style-name="P13">zostawienie „otwartych drzwi” dla włamywacza</text:p>
            </text:list-item>
          </text:list>
        </text:list-item>
      </text:list>
      <text:p text:style-name="P10">Jest to lista potencjalnych zagrożen, do których mogła się przyczynić, także osoba niemająca takiego zamiaru. </text:p>
      <text:p text:style-name="P10">Natomiast atakujący do przeprowadzenia ataku może wykorzystywać poniższe metody:</text:p>
      <text:list xml:id="list1544676652" text:style-name="L5">
        <text:list-item>
          <text:p text:style-name="P14">skanowanie sieci, przechwytywanie pakietów danych, zmiana pakietów danych</text:p>
        </text:list-item>
        <text:list-item>
          <text:p text:style-name="P14">podstawienie użytkownikowi jakiegoś programu(np. koń trojański), który zostanie wykonany</text:p>
        </text:list-item>
        <text:list-item>
          <text:p text:style-name="P14">atak brute force,słownikowy mający na celu złamanie hasła</text:p>
        </text:list-item>
        <text:list-item>
          <text:p text:style-name="P14">socjotechnika – nakłonienie użytkownika do wykonania pewnych czynności</text:p>
        </text:list-item>
        <text:list-item>
          <text:p text:style-name="P14">patrzenie na ekran, ręce użytkownika</text:p>
        </text:list-item>
        <text:list-item>
          <text:p text:style-name="P14">generowanie sztucznego ruchu - atak DDoS</text:p>
        </text:list-item>
        <text:list-item>
          <text:p text:style-name="P14">kradzież sprzętu, znieszczenie fizyczne, szantaż</text:p>
        </text:list-item>
      </text:list>
      <text:p text:style-name="P10">Występują tutaj metody zdalne jak również fizyczne przed, którymi ciężko jest się zabezpieczyć w 100%. Należy mieć świadomość, że otwarte porty w systemie to są drzwi dla atakującego, i te które <text:soft-page-break/>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61"><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62"/>
      <text:p text:style-name="P62">Użytkownicy</text:p>
      <text:p text:style-name="P61"><text:tab/>Potwierdzenie tożsamości, kontrola dostępu to są bardzo ważne elementy nie tylko w systemie operacyjnym, ale również w dostępie do aplikacji webowej. W tym miejscu chciałbym omówić problemy i rozwiązania tych zagadnień.</text:p>
      <text:p text:style-name="P36">Autentykacja</text:p>
      <text:p text:style-name="P10"><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47"/>
      <text:p text:style-name="P47"><text:soft-page-break/>Autoryzacja</text:p>
      <text:p text:style-name="P10"><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36"/>
      <text:p text:style-name="P36">Hasła</text:p>
      <text:p text:style-name="P1"><text:span text:style-name="T6"><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35"> </text:span><text:a xlink:type="simple" xlink:href="http://www.cl.cam.ac.uk/~jcb82/doc/B12-IEEESP-analyzing_70M_anonymized_passwords.pdf" office:target-frame-name="_blank" xlink:show="new"><text:span text:style-name="Strong_20_Emphasis"><text:span text:style-name="T37">Josepha Bonneau</text:span></text:span></text:a><text:span text:style-name="Strong_20_Emphasis"><text:span text:style-name="T17"> z Cambridge</text:span></text:span><text:span text:style-name="T19">. Użytkownicy często stosują krótkie hasła, łatwe do odgadnięcia. Najczęściej jest to imię bliskiej osoby, ulubiony kolor, aktor itp.</text:span></text:p>
      <text:p text:style-name="P10"/>
      <text:p text:style-name="P36">Audyt</text:p>
      <text:p text:style-name="P10"><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10"/>
      <text:p text:style-name="P10"/>
      <text:p text:style-name="P10"><text:soft-page-break/></text:p>
      <text:p text:style-name="P34">Zabezpieczenie transmisji danych SSL 3.0 ( Secure Socket Layer )</text:p>
      <text:p text:style-name="P15"/>
      <text:p text:style-name="P15"><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15"/>
      <text:p text:style-name="P15"><text:tab/>Integralność – zapewnia, że dane zostaną odebrane bez żadnej modyfikacji podczas transmisji, nawet jeśli zostały przechwycone przez osoby trzecie.</text:p>
      <text:p text:style-name="P15"><text:tab/>Poufność – zastosowanie algorytmów kryptograficznych, daje pewność, że dane nie są przesyłane jawnym tekstem i osoba trzecia nie może ich odczytać.</text:p>
      <text:p text:style-name="P15"><text:tab/>Uwierzytelnienie – serwer musi się uwierzytelnić przed klientem, czyli udowodnić, że jest tym za kogo się podaję okazując swój certyfikat. Serwer może również rządać, aby klient się uwierzytelnił, ale jest rzadko spotykane. </text:p>
      <text:p text:style-name="P15"/>
      <text:p text:style-name="P15"><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15"/>
      <text:p text:style-name="P15">Przykładowo w JBosie włączenie uwierzytelnienia za pomocą certyfikatu wygląda następująco:</text:p>
      <text:p text:style-name="P48"><text:tab/>&lt;connector name="https" protocol="HTTP/1.1" scheme="https" socket-binding="https" secure="true"&gt; </text:p>
      <text:p text:style-name="P48"><text:s text:c="16"/>&lt;ssl password="changeit" certificate-key-file="${jboss.server.config.dir}/keystore.jks" verify-client="true" <text:tab/>ca-certificate-file="${jboss.server.config.dir}/truststore.jks" keystore-type="JKS" truststore-type="JKS"/&gt; </text:p>
      <text:p text:style-name="P48"><text:s text:c="12"/>&lt;/connector&gt;</text:p>
      <text:p text:style-name="P18"/>
      <text:p text:style-name="P18">Etap nawiazania połączenia SSL pomiedzy serwerem i klientem odbywa się w następujący sposób:</text:p>
      <text:list xml:id="list849386824" text:style-name="L6">
        <text:list-item>
          <text:p text:style-name="P19">klient wysyła do serwera numer obsługiwanej wersji SSL oraz możliwe algorytmy szyfrujące wraz z losowymi danymi</text:p>
        </text:list-item>
        <text:list-item>
          <text:p text:style-name="P19">serwer <text:tab/>wysyła to co klient do niego przysłał oraz swój certyfikat, oraz może wysłać żadanie uwierzytelnienia klienta</text:p>
        </text:list-item>
        <text:list-item>
          <text:p text:style-name="P19"><text:soft-page-break/>klient weryfikuje poprawność otrzymanych danych, w przypadku jakichś nieprawidłowości użytkownik jest o tym informowany</text:p>
        </text:list-item>
        <text:list-item>
          <text:p text:style-name="P19">klient generuje tajny ciąg znaków zwany premaster secret za pomocą klucza publicznego wbudowanego w certyfkat i wysyła do serwera</text:p>
        </text:list-item>
        <text:list-item>
          <text:p text:style-name="P19">serwer za pomocą klucza prywatnego odszyfrowuje premaster secret i generuje ciąg master secret <text:s/>na jego podstawie</text:p>
        </text:list-item>
        <text:list-item>
          <text:p text:style-name="P19">klient również generuje ciąg master secret i później obie strony generuja session key</text:p>
        </text:list-item>
        <text:list-item>
          <text:p text:style-name="P19">serwer i klient informują się o szyfrowanym połączeniu, które jest szyfrowane za pomocą algorytmu symetrycznego, który używa jako klucza session key</text:p>
        </text:list-item>
        <text:list-item>
          <text:p text:style-name="P19">sesja SSL została ustanowiona</text:p>
        </text:list-item>
      </text:list>
      <text:p text:style-name="P18">Wiecej informacji można znaleźć w [7] i [1].</text:p>
      <text:p text:style-name="P18"/>
      <text:p text:style-name="P32">Kryptografia</text:p>
      <text:p text:style-name="P32"/>
      <text:p text:style-name="P18">Jest to dziedzina wiedzy na temat zabezpieczenia informacji, która dostarcza narzędzi do zapewnienia poufności danych, integralności czy uwierzytelnienia.</text:p>
      <text:p text:style-name="P18"/>
      <text:p text:style-name="P15"><text:span text:style-name="T11">Kryptografia </text:span><text:span text:style-name="T12">asymetryczna</text:span><text:span text:style-name="T11">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18"/>
      <text:p text:style-name="P18">Przykładowe algorytmy:</text:p>
      <text:p text:style-name="P15"><text:span text:style-name="T12">RSA</text:span><text:span text:style-name="T11"> – opiera się na faktoryzacji, jest dość popularny, wykorzystywany często do podpisywania dokumentów cyfrowych, przypisuje każdemu użytkownikowi 2 pary kluczy : prywatny i publiczny</text:span></text:p>
      <text:p text:style-name="P18">ElGamal, <text:span text:style-name="T29">DSA</text:span>, ECC – oparte o logarytmowanie dyskretne</text:p>
      <text:p text:style-name="P18"/>
      <text:p text:style-name="P18"/>
      <text:p text:style-name="P15"><text:span text:style-name="T11">Kryptografia </text:span><text:span text:style-name="T12">symetryczna</text:span><text:span text:style-name="T11"> – jest to taki rodzaj szyfrowania w którym do szyfrowania i deszyfrowania wykorzystuje się ten sam klucz jawny</text:span></text:p>
      <text:p text:style-name="P18"/>
      <text:p text:style-name="P18">Podział algorytmów symetrycznych</text:p>
      <text:list xml:id="list1062477589" text:style-name="L7">
        <text:list-item>
          <text:p text:style-name="P16"><text:span text:style-name="T11">szyfry </text:span><text:span text:style-name="T12">strumieniowe</text:span><text:span text:style-name="T11"> – wiadomość jawna jest przekształcana za pomocą klucza w </text:span><text:soft-page-break/><text:span text:style-name="T11">szyfrogram, szyfruje bit po bicie</text:span></text:p>
        </text:list-item>
        <text:list-item>
          <text:p text:style-name="P16"><text:span text:style-name="T11">szyfry </text:span><text:span text:style-name="T12">blokowe</text:span><text:span text:style-name="T11"> – przekształca słowa o ustalonej długości(bloki) w słowa o takiej samej długości przykłady szyfrów: IDEA, Blowfish, RC5, SAFER, <text:s/>AES, 3DES</text:span></text:p>
        </text:list-item>
      </text:list>
      <text:p text:style-name="P18"><text:tab/></text:p>
      <text:p text:style-name="P18">Tryby pracy szyfrów blokowych</text:p>
      <text:list xml:id="list1849333756" text:style-name="L8">
        <text:list-item>
          <text:p text:style-name="P20">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84289642" text:style-name="L9">
        <text:list-item>
          <text:p text:style-name="P21">CBC(Cipher Block Chaining) – wiązanie bloków zaszyfrowanych – szyfrowanie to ukrywa powtórzenia. Polega na XOR-owaniu danego bloku z utworzonym wcześniej kryptogramem.</text:p>
        </text:list-item>
        <text:list-item>
          <text:p text:style-name="P21">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21">OFB(Output Feedback) – tryb sprzężenia zwrotnego wyjściowego – podobny do CFB, ale wynik szyfrowania jest XOR-wany z tekstem jawnym. Możliwe jest szybkie odszyfrowanie, przez co jest używany w bazach danych.</text:p>
        </text:list-item>
        <text:list-item>
          <text:p text:style-name="P21">Inne</text:p>
          <text:list>
            <text:list-item>
              <text:p text:style-name="P21">CTR</text:p>
            </text:list-item>
            <text:list-item>
              <text:p text:style-name="P21">BC</text:p>
            </text:list-item>
            <text:list-item>
              <text:p text:style-name="P21">PCBC</text:p>
            </text:list-item>
            <text:list-item>
              <text:p text:style-name="P21">CBCC</text:p>
            </text:list-item>
            <text:list-item>
              <text:p text:style-name="P21">OFBNLF</text:p>
            </text:list-item>
            <text:list-item>
              <text:p text:style-name="P21">PBC</text:p>
            </text:list-item>
            <text:list-item>
              <text:p text:style-name="P21">PFB</text:p>
            </text:list-item>
            <text:list-item>
              <text:p text:style-name="P21">LRW</text:p>
            </text:list-item>
          </text:list>
        </text:list-item>
      </text:list>
      <text:p text:style-name="P18">Wiecej o trybach w [1].</text:p>
      <text:p text:style-name="P18"/>
      <text:p text:style-name="P15"><text:span text:style-name="T12">Funkcje skrótu</text:span><text:span text:style-name="T11"> – inaczej nazywane funkcjami haszującymi. </text:span></text:p>
      <text:p text:style-name="P18">Posiada następujące właściwości wg [4]:</text:p>
      <text:list xml:id="list1891795338" text:style-name="L10">
        <text:list-item>
          <text:p text:style-name="P40">kompresji<text:span text:style-name="T1"> – funkcja skrótu h przekształca wejście x o dowolnej długości liczonej w bitach </text:span><text:span text:style-name="T1">na wyjście h(x) o ustalonej długości n</text:span></text:p>
        </text:list-item>
        <text:list-item>
          <text:p text:style-name="P40"><text:soft-page-break/>łatwości obliczeń <text:span text:style-name="T1">– dla danej funkcji h i wejscia x wartosc h(x) jest łatwo obliczana w czasie wielomianowym</text:span></text:p>
        </text:list-item>
        <text:list-item>
          <text:p text:style-name="P40">jednokierunkowości<text:span text:style-name="T1"> – dla prawie wszystkich wartości jest obliczeniowo trudne znalezienie argumentu dającego jako skrót tę wartość.</text:span></text:p>
        </text:list-item>
      </text:list>
      <text:p text:style-name="P18"/>
      <text:p text:style-name="P18">Ze względów funkcjonalnych możemy wyróżnić dwa rodzaje funkcji skrótu</text:p>
      <text:list xml:id="list281797308" text:style-name="L11">
        <text:list-item>
          <text:p text:style-name="P22">MDC – bez klucza np. MD5, SHA-1, RIPEMD-160, MASH</text:p>
        </text:list-item>
        <text:list-item>
          <text:p text:style-name="P22">MAC – z kluczem np. HMAC</text:p>
        </text:list-item>
      </text:list>
      <text:p text:style-name="P18"/>
      <text:p text:style-name="P18"/>
      <text:p text:style-name="P18">Wiecej informacji zwiazanych z kryptografią i implementacją różnych algorytmów można znaleźć w [1],[3] i [4].</text:p>
      <text:p text:style-name="P18"/>
      <text:p text:style-name="P18"/>
      <text:p text:style-name="P32">Podpisy cyfrowe </text:p>
      <text:p text:style-name="P26"/>
      <text:p text:style-name="P26"><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26"/>
      <text:p text:style-name="P26">Podpis cyfrowy to nic innego jak pewny ciąg bajtów dołączony to oryginalnej wiadomości. Jak jest tworzony podpis cyfrowy?</text:p>
      <text:p text:style-name="P26"><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26"/>
      <text:p text:style-name="P26"/>
      <text:p text:style-name="P32"><text:soft-page-break/>Certyfikaty</text:p>
      <text:p text:style-name="P18">Certyfikaty powstały w celu potwierdzenia tożsamości osoby. Certyfikat daje gwarancje, że zawarty w nim klucz publiczny należy do określonej jednostki, potwierdza to biuro certyfikacji.</text:p>
      <text:p text:style-name="P18"/>
      <text:p text:style-name="P18">Aby certyfikaty mogły sprawnie funkcjonować potrzebna jest sprawna infrastruktura nazwana PKI</text:p>
      <text:p text:style-name="P18">Składa się ona z:</text:p>
      <text:list xml:id="list229419772" text:style-name="L12">
        <text:list-item>
          <text:p text:style-name="P23">Urzędy certyfikacji (ang. CA, Certification Authority) odpowiedzialne za potwierdzenie tożsamości</text:p>
        </text:list-item>
        <text:list-item>
          <text:p text:style-name="P23">Urzędy rejestracji (ang. RA, Registration Authority) odpowiedzialne za weryfikację i rejestracje użytkownika</text:p>
        </text:list-item>
        <text:list-item>
          <text:p text:style-name="P23">Repozytoria kluczy, certyfikatów oraz list unieważnionych certyfikatów(ang. CRL, Certifikate Revocation List)</text:p>
        </text:list-item>
        <text:list-item>
          <text:p text:style-name="P23">oprogramowanie oraz sprzęt do posługiwania się certyfikatami</text:p>
        </text:list-item>
        <text:list-item>
          <text:p text:style-name="P23">użytkownicy dla których wydawane są certyfikaty</text:p>
        </text:list-item>
      </text:list>
      <text:p text:style-name="P18"/>
      <text:p text:style-name="P18">Zadania związane z zarządzaniem strukturą PKI:</text:p>
      <text:list xml:id="list427897260" text:style-name="L13">
        <text:list-item>
          <text:p text:style-name="P24">rejestracja użytkowników</text:p>
        </text:list-item>
        <text:list-item>
          <text:p text:style-name="P24">wydawanie certyfikatów</text:p>
        </text:list-item>
        <text:list-item>
          <text:p text:style-name="P24">generowanie par kluczy</text:p>
        </text:list-item>
        <text:list-item>
          <text:p text:style-name="P24">wzajemna certyfikacja</text:p>
        </text:list-item>
        <text:list-item>
          <text:p text:style-name="P24">odnawianie certyfikatów</text:p>
        </text:list-item>
        <text:list-item>
          <text:p text:style-name="P24">unieważnianie certyfikatów</text:p>
        </text:list-item>
        <text:list-item>
          <text:p text:style-name="P24">odzyskiwanie klucza</text:p>
        </text:list-item>
      </text:list>
      <text:p text:style-name="P18"/>
      <text:p text:style-name="P18">Certyfikaty podlegają standaryzacji, dlatego możemy wyróżnić takie standardy jak:</text:p>
      <text:list xml:id="list1818642437" text:style-name="L14">
        <text:list-item>
          <text:p text:style-name="P25">X.509</text:p>
        </text:list-item>
        <text:list-item>
          <text:p text:style-name="P25">PKCS(ang. Public Key Cryptography Standards)</text:p>
        </text:list-item>
      </text:list>
      <text:p text:style-name="P18"/>
      <text:p text:style-name="P18">Standard X.509 jest najbardziej popularny. Standard definiuje następujące pola dla certyfikatu:</text:p>
      <text:list xml:id="list495572340" text:style-name="L15">
        <text:list-item>
          <text:p text:style-name="P63">numer wersji standardu X.509</text:p>
        </text:list-item>
      </text:list>
      <text:list xml:id="list1052496836" text:style-name="L16">
        <text:list-item>
          <text:p text:style-name="P64">numer wystawionego certyfikatu</text:p>
        </text:list-item>
        <text:list-item>
          <text:p text:style-name="P64">identyfikator algorytmu podpisu certyfikatu</text:p>
        </text:list-item>
        <text:list-item>
          <text:p text:style-name="P64">nazwa funkcji skrótu kryptograficznego użyta przez wystawcę</text:p>
        </text:list-item>
        <text:list-item>
          <text:p text:style-name="P64"><text:soft-page-break/>nazwa wystawcy certyfikatu</text:p>
        </text:list-item>
        <text:list-item>
          <text:p text:style-name="P64">daty ważności certyfikatu</text:p>
        </text:list-item>
        <text:list-item>
          <text:p text:style-name="P65">nazwa podmiotu dla którego wystawiany jest certyfikat</text:p>
        </text:list-item>
        <text:list-item>
          <text:p text:style-name="P64">parametry klucza publicznego podmiotu</text:p>
        </text:list-item>
        <text:list-item>
          <text:p text:style-name="P64">klucz publiczny podmiotu</text:p>
        </text:list-item>
        <text:list-item>
          <text:p text:style-name="P64">opcjonalne rozszerzenia</text:p>
        </text:list-item>
        <text:list-item>
          <text:p text:style-name="P64">podpis wystawcy certyfikatu</text:p>
        </text:list-item>
      </text:list>
      <text:p text:style-name="P18"/>
      <text:p text:style-name="P49">Biuro certyfikacji</text:p>
      <text:p text:style-name="P18"><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18"/>
      <text:p text:style-name="P32">Bezpieczeństwo w Javie</text:p>
      <text:p text:style-name="P33">Język JAVA</text:p>
      <text:p text:style-name="P18"><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1055720403" text:style-name="L17">
        <text:list-item>
          <text:p text:style-name="P41">obiektowość</text:p>
        </text:list-item>
        <text:list-item>
          <text:p text:style-name="P41">specyfikatory dostępu</text:p>
        </text:list-item>
        <text:list-item>
          <text:p text:style-name="P41">odśmiecacz pamięci</text:p>
        </text:list-item>
        <text:list-item>
          <text:p text:style-name="P41">bezpieczeństwo typów</text:p>
        </text:list-item>
        <text:list-item>
          <text:p text:style-name="P41">obsługa wyjątków</text:p>
        </text:list-item>
        <text:list-item>
          <text:p text:style-name="P41">brak przeciążania operatów(wyjątek + i += w String)</text:p>
        </text:list-item>
        <text:list-item>
          <text:p text:style-name="P41">brak wielokrotnego dziedziczenia</text:p>
        </text:list-item>
        <text:list-item>
          <text:p text:style-name="P41">brak wskaźników</text:p>
        </text:list-item>
        <text:list-item>
          <text:p text:style-name="P41">kontrolowanie zakresu tablic</text:p>
        </text:list-item>
      </text:list>
      <text:p text:style-name="P38"><text:tab/>Dzięki prostocie oraz możliwości budowania skomplikowanych aplikacji łatwo rozszerzalnych Java jest tej chwili jednym z najpopularniejszych języków programowania.</text:p>
      <text:p text:style-name="P37"><text:soft-page-break/>Bezpieczeństwo JAVA EE</text:p>
      <text:p text:style-name="P38"><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38">Bezpieczeństwo w ramach kontenera można zapewnić deklaratywnie lub programowo.</text:p>
      <text:p text:style-name="P38"><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38"><text:tab/>Zabezpieczenie programowe – wykorzystywane, gdy zabezpieczenie deklaratywne nie jest wystarczające do zapewnienia wymaganego modelu bezpieczeństwa. </text:p>
      <text:p text:style-name="P38"/>
      <text:p text:style-name="P38">Warto zapoznać się z mechanizmami zabezpieczeń zastosowanymi w Java SE. Można z nich korzystać indywidualnie lub z innymi rozwiązaniami. Są to:</text:p>
      <text:list xml:id="list535870845" text:style-name="L18">
        <text:list-item>
          <text:p text:style-name="P42">JAAS(Java Authentication and Authorization Service) – dostarczone API umożliwia przedprowadzenie uwierzytelnienia i autoryzacji. JAAS w JavaEE jest podstawowym mechanizmem bezpieczeństwa, który można rozszerzać.</text:p>
        </text:list-item>
        <text:list-item>
          <text:p text:style-name="P42">Java GSS-API(Java Generic Security Services) – dane API wykorzystywane jest do bezpiecznej wymiany wiadomości pomiędzy uruchomionymi aplikacjami. Do tego celu wykorzystuje tokeny. Przykładem oferowanego mechanizmu jest Kerberos.</text:p>
        </text:list-item>
        <text:list-item>
          <text:p text:style-name="P42">JCE(Java Cryptography Extension) – dostarcza framework implementujący zarządzanie kluczami, a także implementuje różne algorytmy szyfrowania (symetryczne, asymetryczne, uwierzytelniania kodu wiadomości)</text:p>
        </text:list-item>
        <text:list-item>
          <text:p text:style-name="P42">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42">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38">Dodane pakiety znacznie mogą uławić pracę, jeśli z nich odpowiednio skorzystamy.</text:p>
      <text:p text:style-name="P38"/>
      <text:p text:style-name="P37"><text:soft-page-break/>Zabezpieczanie aplikacji webowych</text:p>
      <text:p text:style-name="P28"><text:tab/>Jak wcześniej napisałem do zabezpieczenia aplikacji wykorzystywane są deskryptory wdrożenia lub adnotacje. Jednym z takich plików jest web.xml, w którym możemy wykorzystać już ustalone elementy. Takim elementem jest <text:span text:style-name="T14">security-constraint</text:span><text:span text:style-name="T11">, który służy do określenia praw dostępu dla zasobów przy pomocy mapowania adresu URL. Dla serwletów można użyć adnotacji @</text:span><text:span text:style-name="T14">HttpConstraint</text:span><text:span text:style-name="T11">. </text:span></text:p>
      <text:p text:style-name="P28"><text:span text:style-name="T11">Poniżej przykładowa zawartość </text:span><text:span text:style-name="T14">security-constraint</text:span><text:span text:style-name="T11"> pochodząca z [12]</text:span></text:p>
      <text:p text:style-name="P66">&lt;security-constraint&gt;</text:p>
      <text:p text:style-name="P67"><text:s text:c="4"/><text:span text:style-name="T13">&lt;web-resource-collection&gt;</text:span></text:p>
      <text:p text:style-name="P67"><text:s text:c="8"/><text:span text:style-name="T13">&lt;web-resource-name&gt;wholesale&lt;/web-resource-name&gt;</text:span></text:p>
      <text:p text:style-name="P67"><text:s text:c="8"/><text:span text:style-name="T13">&lt;url-pattern&gt;/company/wholesale/*&lt;/url-pattern&gt;</text:span></text:p>
      <text:p text:style-name="P67"><text:s text:c="4"/><text:span text:style-name="T13">&lt;/web-resource-collection&gt;</text:span></text:p>
      <text:p text:style-name="P67"><text:s text:c="4"/><text:span text:style-name="T13">&lt;auth-constraint&gt;</text:span></text:p>
      <text:p text:style-name="P67"><text:s text:c="8"/><text:span text:style-name="T13">&lt;role-name&gt;PARTNER&lt;/role-name&gt;</text:span></text:p>
      <text:p text:style-name="P67"><text:s text:c="4"/><text:span text:style-name="T13">&lt;/auth-constraint&gt;</text:span></text:p>
      <text:p text:style-name="P67"><text:s text:c="4"/><text:span text:style-name="T13">&lt;user-data-constraint&gt;</text:span></text:p>
      <text:p text:style-name="P67"><text:s text:c="8"/><text:span text:style-name="T13">&lt;transport-guarantee&gt;CONFIDENTIAL&lt;/transport-guarantee&gt;</text:span></text:p>
      <text:p text:style-name="P67"><text:s text:c="4"/><text:span text:style-name="T13">&lt;/user-data-constraint&gt;</text:span></text:p>
      <text:p text:style-name="P68">&lt;/security-constraint&gt;</text:p>
      <text:list xml:id="list170802901" text:style-name="L19">
        <text:list-item>
          <text:p text:style-name="P31"><text:span text:style-name="T9">web-resource-collection</text:span><text:span text:style-name="T2"> – służy do określenia zasobów webowych, które będą miały zdefiniowane ograniczenia</text:span></text:p>
          <text:list>
            <text:list-item>
              <text:p text:style-name="P31"><text:span text:style-name="T9">web-resource-name –</text:span><text:span text:style-name="T2"> określa nazwe zasobu</text:span></text:p>
            </text:list-item>
            <text:list-item>
              <text:p text:style-name="P31"><text:span text:style-name="T9">url-pattern</text:span><text:span text:style-name="T2"> – określa wzorzec dla adresu URL</text:span></text:p>
            </text:list-item>
            <text:list-item>
              <text:p text:style-name="P31"><text:span text:style-name="T9">http-method</text:span><text:span text:style-name="T2"> – określa metody, które mają być chronione</text:span></text:p>
            </text:list-item>
            <text:list-item>
              <text:p text:style-name="P31"><text:span text:style-name="T9">http-method-omission</text:span><text:span text:style-name="T2"> – określa metody, które nie są chronione</text:span></text:p>
            </text:list-item>
          </text:list>
        </text:list-item>
        <text:list-item>
          <text:p text:style-name="P31"><text:span text:style-name="T9">auth-constraint</text:span><text:span text:style-name="T2"> – definiuje ograniczenie autoryzacji</text:span></text:p>
          <text:list>
            <text:list-item>
              <text:p text:style-name="P31"><text:span text:style-name="T9">role-name</text:span><text:span text:style-name="T2"> – nazwa roli</text:span></text:p>
            </text:list-item>
          </text:list>
        </text:list-item>
        <text:list-item>
          <text:p text:style-name="P43"><text:span text:style-name="T10">user-data-constraint</text:span><text:span text:style-name="T2"> – określa sposób ochrony danych podczas transmisji pomiędzy </text:span><text:span text:style-name="T2">klientem i serwerem</text:span></text:p>
          <text:list>
            <text:list-item>
              <text:p text:style-name="P31"><text:span text:style-name="T9">transport-quarantee</text:span><text:span text:style-name="T2"> </text:span></text:p>
              <text:list>
                <text:list-item>
                  <text:p text:style-name="P31"><text:span text:style-name="T9">CONFIDENTIAL –</text:span><text:span text:style-name="T2"> dane nie mogą zostać podejrzane</text:span></text:p>
                </text:list-item>
                <text:list-item>
                  <text:p text:style-name="P31"><text:span text:style-name="T9">INTEGRAL</text:span><text:span text:style-name="T2"> – dane nie mogą zostać zmienione</text:span></text:p>
                </text:list-item>
                <text:list-item>
                  <text:p text:style-name="P31"><text:span text:style-name="T9">NONE –</text:span><text:span text:style-name="T2"> dane mogą być niezabezpieczone</text:span></text:p>
                </text:list-item>
              </text:list>
            </text:list-item>
          </text:list>
        </text:list-item>
      </text:list>
      <text:p text:style-name="P28">JavaEE wpiera następujące mechanizmy uwierzytelenia[12]:</text:p>
      <text:list xml:id="list2076045274" text:style-name="L20">
        <text:list-item>
          <text:p text:style-name="P29">podstawowe uwierzytelnienie HTTP (basic authentication)</text:p>
        </text:list-item>
        <text:list-item>
          <text:p text:style-name="P29">uwierzytelnienie oparte na formularzu(form-based autentication)</text:p>
        </text:list-item>
        <text:list-item>
          <text:p text:style-name="P29"><text:soft-page-break/>uwierzytelnienie oparte na skrócie(digest authentication)</text:p>
        </text:list-item>
        <text:list-item>
          <text:p text:style-name="P29">uwierzytelnienie klienta(client authentication)</text:p>
        </text:list-item>
        <text:list-item>
          <text:p text:style-name="P29">wzajemne uwierzytelnienie(mutual authentication)</text:p>
        </text:list-item>
      </text:list>
      <text:p text:style-name="P38">Wiecej informacji w [2], [11] i [12]</text:p>
      <text:p text:style-name="P38"/>
      <text:p text:style-name="P37">Dostawcy bezpieczeństwa w Javie</text:p>
      <text:p text:style-name="P28"><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4">java.security.</text:span><text:span text:style-name="T11">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64624212" text:style-name="L22">
        <text:list-item>
          <text:p text:style-name="P44"><text:span text:style-name="T2">skróty wiadomości </text:span></text:p>
        </text:list-item>
        <text:list-item>
          <text:p text:style-name="P44"><text:span text:style-name="T2">podpisy cyfrowe</text:span></text:p>
        </text:list-item>
        <text:list-item>
          <text:p text:style-name="P44"><text:span text:style-name="T2">generatory kluczy symetrycznych i asymetrycznych</text:span></text:p>
        </text:list-item>
        <text:list-item>
          <text:p text:style-name="P44"><text:span text:style-name="T2">magazyny kluczy</text:span></text:p>
        </text:list-item>
        <text:list-item>
          <text:p text:style-name="P44"><text:span text:style-name="T2">certyfikaty</text:span></text:p>
        </text:list-item>
        <text:list-item>
          <text:p text:style-name="P44"><text:span text:style-name="T2">generatory liczb pseudolosowych</text:span></text:p>
        </text:list-item>
      </text:list>
      <text:p text:style-name="P38"><text:span text:style-name="T2"><text:tab/>Należy jeszcze wyróżnić dwie klasy </text:span><text:span text:style-name="T10">Security</text:span><text:span text:style-name="T2"> oraz </text:span><text:span text:style-name="T10">Provider</text:span><text:span text:style-name="T2"> składające się na dostawcę bezpieczeństwa. Klasa </text:span><text:span text:style-name="T10">Security </text:span><text:span text:style-name="T2">jest odpowiedzialna za wybór odpowiedniego dostawcy, który implementuje porządany algorytm. Klasa </text:span><text:span text:style-name="T10">Provider</text:span><text:span text:style-name="T2"> jest abstrakcyjną klasą służąca do zarządzania poszczególnymi dostawcami i jej zadaniem jest odwzorowanie danego algorytmu, aby można było go użyć jako klasy. </text:span></text:p>
      <text:p text:style-name="P38"><text:span text:style-name="T2"><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span></text:p>
      <text:p text:style-name="P38"><text:span text:style-name="T2"><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oft-page-break/><text:span text:style-name="T2">używany przez klase </text:span><text:span text:style-name="T10">Security</text:span><text:span text:style-name="T2"> podczas dodawania w sposób programowy nowego dostawcy bezpieczeństwa.</text:span></text:p>
      <text:p text:style-name="P38"><text:span text:style-name="T2">Wiecej informacji można znaleźć w [5].</text:span></text:p>
      <text:p text:style-name="P38"><text:span text:style-name="T2"/></text:p>
      <text:p text:style-name="P32">Rodzaje ataków</text:p>
      <text:p text:style-name="P18"><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18"><text:tab/><text:span text:style-name="T29">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18"><text:tab/><text:span text:style-name="T29">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18"><text:tab/><text:span text:style-name="T29">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18"><text:tab/><text:span text:style-name="T29">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18"><text:soft-page-break/><text:tab/><text:span text:style-name="T29">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18"/>
      <text:p text:style-name="P18"><text:span text:style-name="T29"><text:tab/>DoS</text:span><text:span text:style-name="T29"> (</text:span>Denial of Service<text:span text:style-name="T29">)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18"><text:span text:style-name="T29"><text:tab/>DDoS</text:span>(Distributed Denial of Service) – jest to atak podobny do powyższego mający taki sam cel czyli zablokowanie dostępu do usług. Różnica polega na rozproszoności. Atakujący wykorzystuję do tego wiele komputerów nazywanych <text:span text:style-name="T14">zombie</text:span>, które są „zarażone” wirusami i na określony sygnał te boty, trojany zalewają ofiarę wielką ilością pakietów.</text:p>
      <text:p text:style-name="P18"/>
      <text:p text:style-name="P27">Atak przez powtórzenie<text:span text:style-name="T27"> – jest to jeden z wielu ataków kryptoanalitycznych, gdzie atakujący uzyskaniu dostępu do systemu podszywając się pod daną tożsamość, będzie w stanie wykorzystać </text:span><text:span text:style-name="T27">wcześniej uzyskaną wiadomość do jej deszyfracji, aby obronić się przed tym atakiem wystarczy dodać informację o czasie powstania, aby system odrzucał stare wiadomości. </text:span></text:p>
      <text:p text:style-name="P18"/>
      <text:p text:style-name="P18"><text:span text:style-name="T29">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18"><text:soft-page-break/></text:p>
      <text:p text:style-name="P18"><text:span text:style-name="T29">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18"/>
      <text:p text:style-name="P18"><text:span text:style-name="T29">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18"/>
      <text:p text:style-name="P18">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18"/>
      <text:p text:style-name="P18"><text:span text:style-name="T29">Atak urodzinowy </text:span>– polega na znalezieniu kolizji dla funkcji haszującej czyli dwóch takich samych <text:s/>wartości dla różnych argumentów. Opiera się na „paradoksie urodzin”. Więcej w [1].</text:p>
      <text:p text:style-name="P18"/>
      <text:p text:style-name="P18"><text:span text:style-name="T29">Atak algorytmiczny</text:span> – kolejny z ataków na algorytmy kryptograficzne, w celu znalezienia słabych punktów od strony teoretycznej algorytmu.</text:p>
      <text:p text:style-name="P18"/>
      <text:p text:style-name="P18">Inne ataki na algorytmy kryptograficzne to np.:</text:p>
      <text:list xml:id="list780170518" text:style-name="L21">
        <text:list-item>
          <text:p text:style-name="P45"><text:span text:style-name="T1">„atak </text:span>poprzez wybrany neutralny tekst zaszyfrowany” [4]</text:p>
        </text:list-item>
        <text:list-item>
          <text:p text:style-name="P45">„adaptacyjny atak poprzez wybrany tekst zaszyfrowany” [4]</text:p>
        </text:list-item>
        <text:list-item>
          <text:p text:style-name="P45">atak z wybranym kluczem</text:p>
        </text:list-item>
        <text:list-item>
          <text:p text:style-name="P45">atak z wybranym szyfrogramem</text:p>
        </text:list-item>
        <text:list-item>
          <text:p text:style-name="P45">atak algebraiczny</text:p>
        </text:list-item>
      </text:list>
      <text:p text:style-name="P38"/>
      <text:p text:style-name="P18"><text:span text:style-name="T34">Atak z wykorzystaniem wirusa </text:span>– celem jest jak największa liczba komputerów zainfekowana jakimś programem, który będzie wykorzystywał jego moc obliczeniową np. do łamania szyfrów czy <text:soft-page-break/>ataku DoS.</text:p>
      <text:p text:style-name="P18"/>
      <text:p text:style-name="P18"><text:span text:style-name="T29">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18"/>
      <text:p text:style-name="P18"><text:span text:style-name="T29">Socjotechnika</text:span> – jest to atak oparty na psychologi, ma za zadanie nakłonienie innych osób do przekazania newralgicznych danych.</text:p>
      <text:p text:style-name="P18"/>
      <text:p text:style-name="P18">Wiecej informacji można znaleźć w [1], [4], [6], [9] i [10].</text:p>
      <text:p text:style-name="P18"/>
      <text:p text:style-name="P50">BIBLIOGRAFIA</text:p>
      <text:p text:style-name="P51"/>
      <text:p text:style-name="P18">[1] M.Karbowski: <text:span text:style-name="T14">Podstawy kryptografii. Wydanie II.</text:span></text:p>
      <text:p text:style-name="P56">Wydawnictwo Helion, 2008.</text:p>
      <text:p text:style-name="P56"/>
      <text:p text:style-name="P53">[2] E.Jendrock, I.Evans, D.Gollapudi, K.Haase, C.Srivathsa: </text:p>
      <text:p text:style-name="P57">Java EE 6 PRZEWODNIK WYDANIE IV</text:p>
      <text:p text:style-name="P56">Wydawnictwo Helion, 2012.</text:p>
      <text:p text:style-name="P56"/>
      <text:p text:style-name="P53">[3] M.Zalewski: <text:span text:style-name="T14">Splątana sieć. Przewodnik po bezpieczeństwie nowoczesnych aplikacji WWW.</text:span></text:p>
      <text:p text:style-name="P58">Wydawnictwo Helion, 2012.</text:p>
      <text:p text:style-name="P58"/>
      <text:p text:style-name="P53">[4] J.Stokłosa, T.Bilski, T.Pankowski: <text:span text:style-name="T14">Bezpieczeństwo danych w systemach informatycznych.</text:span></text:p>
      <text:p text:style-name="P59">Wydawnictwo Naukowe PWN, Warszawa – Poznań 2001.</text:p>
      <text:p text:style-name="P59"/>
      <text:p text:style-name="P53">[5] S.Oaks: <text:span text:style-name="T14">Java a bezpieczeństwo</text:span></text:p>
      <text:p text:style-name="P60">Wydawnictwo RM, Warszawa 2002.</text:p>
      <text:p text:style-name="P60"/>
      <text:p text:style-name="P53">[6] J.Erickson: <text:span text:style-name="T14">Hacking. Sztuka penetracji.</text:span></text:p>
      <text:p text:style-name="P56">Wydawnictwo Helion, 2004.</text:p>
      <text:p text:style-name="P56"/>
      <text:p text:style-name="P53">[7] S.Liu: <text:span text:style-name="T14">Practical Secure Socket Layer – Basic &amp; Practical.</text:span></text:p>
      <text:p text:style-name="P2"><text:a xlink:type="simple" xlink:href="http://progtutorials.tripod.com/SSL.htm"><text:span text:style-name="T37">http://progtutorials.tripod.com/SSL.htm</text:span></text:a><text:span text:style-name="T37"> Feb.2004</text:span></text:p>
      <text:p text:style-name="P56"><text:soft-page-break/></text:p>
      <text:p text:style-name="P54"><text:span text:style-name="T3">[8] G.King, P.Muir, Dan Allen, David Allen: </text:span><text:bookmark text:name="d0e1"/><text:span text:style-name="T16">Weld - JSR-299 Reference Implementation</text:span></text:p>
      <text:p text:style-name="P3"><text:a xlink:type="simple" xlink:href="http://docs.jboss.org/weld/reference/2.0.0.Beta2/en-US/html_single"><text:span text:style-name="T37">http://docs.jboss.org/weld/reference/2.0.0.Beta2/en-US/html_single</text:span></text:a><text:span text:style-name="T37"> </text:span></text:p>
      <text:p text:style-name="P5"/>
      <text:p text:style-name="P4"><text:span text:style-name="T21">[9] P.Czumaj: </text:span><text:span text:style-name="T22">Siedem nagroźniejszych ataków na serwisy www</text:span></text:p>
      <text:p text:style-name="P6"><text:a xlink:type="simple" xlink:href="http://webhosting.pl/Siedem.najgrozniejszych.atakow.na.serwisy.WWW">http://webhosting.pl/Siedem.najgrozniejszych.atakow.na.serwisy.WWW</text:a><text:span text:style-name="T21"> 08.2007</text:span></text:p>
      <text:p text:style-name="P55"><text:span text:style-name="T28">[10] P.Krawaczyński, D.Zelek: </text:span><text:span text:style-name="T23">Rodzaje i klasyfikacja włamań oraz ataków internetowych</text:span></text:p>
      <text:p text:style-name="P7"><text:a xlink:type="simple" xlink:href="http://hackme.pl/articles.html?article_id=247"><text:span text:style-name="T26">http://hackme.pl/articles.html?article_id=247</text:span></text:a></text:p>
      <text:p text:style-name="P52">[11] Oracle : Java SE Documentation, 1993-2011</text:p>
      <text:p text:style-name="P8"><text:a xlink:type="simple" xlink:href="http://docs.oracle.com/javase/6/docs/technotes/guides/security/overview/jsoverview.html"><text:span text:style-name="T26">http://docs.oracle.com/javase/6/docs/technotes/guides/security/overview/jsoverview.html</text:span></text:a><text:span text:style-name="T26"> </text:span></text:p>
      <text:p text:style-name="P55"><text:span text:style-name="T25">[12] Oracle : </text:span><text:span text:style-name="T25">The Java EE 6 Tutorial</text:span><text:span text:style-name="T25">, 2013</text:span></text:p>
      <text:p text:style-name="P9"><text:a xlink:type="simple" xlink:href="http://docs.oracle.com/javaee/6/tutorial/doc/gkbaa.html#bncbk"><text:span text:style-name="T26">http://docs.oracle.com/javaee/6/tutorial/doc/gkbaa.html#bncb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Verdana, Helvetica, sans-serif"/>
    <style:font-face style:name="Arial1" svg:font-family="Arial, sans-serif"/>
    <style:font-face style:name="Monaco" svg:font-family="Monaco, 'Courier New', Courier"/>
    <style:font-face style:name="OpenSymbol" svg:font-family="OpenSymbol"/>
    <style:font-face style:name="Andale Mono" svg:font-family="'Andale Mono'"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3T14:42:35</dc:date>
    <meta:editing-duration>PT89H27M16S</meta:editing-duration>
    <meta:editing-cycles>144</meta:editing-cycles>
    <meta:generator>OpenOffice.org/3.2$Linux OpenOffice.org_project/320m12$Build-9483</meta:generator>
    <meta:document-statistic meta:table-count="0" meta:image-count="0" meta:object-count="0" meta:page-count="20" meta:paragraph-count="291" meta:word-count="5124" meta:character-count="38582"/>
  </office:meta>
</office:document-meta>
</file>